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05cm" fo:min-width="16.912cm"/>
      <style:paragraph-properties style:writing-mode="lr-tb"/>
    </style:style>
    <style:style style:name="gr3" style:family="graphic" style:parent-style-name="standard">
      <style:graphic-properties draw:fill-color="#fffff0" draw:textarea-horizontal-align="justify" draw:textarea-vertical-align="top" draw:auto-grow-height="false" fo:min-height="8.15cm" fo:min-width="17.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473cm" style:use-optimal-column-width="false"/>
    </style:style>
    <style:style style:name="co2" style:family="table-column">
      <style:table-column-properties style:column-width="19.211cm" style:use-optimal-column-width="false"/>
    </style:style>
    <style:style style:name="ro1" style:family="table-row">
      <style:table-row-properties style:row-height="1.223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21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Mono1"/>
    </style:style>
    <style:style style:name="ce2" style:family="table-cell">
      <loext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  <style:text-properties style:font-name="Liberation Mono1"/>
    </style:style>
    <style:style style:name="P7" style:family="paragraph">
      <style:paragraph-properties fo:text-align="center" style:writing-mode="lr-tb"/>
      <style:text-properties fo:color="#ffff00" style:font-name="Liberation Mono1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Liberation Mono1"/>
    </style:style>
    <style:style style:name="P10" style:family="paragraph">
      <style:paragraph-properties style:writing-mode="lr-tb"/>
      <style:text-properties style:font-name="Liberation Mono1"/>
    </style:style>
    <style:style style:name="P11" style:family="paragraph">
      <style:paragraph-properties fo:text-align="start" style:writing-mode="lr-tb"/>
      <style:text-properties style:font-name="Liberation Mono1" fo:font-size="18pt"/>
    </style:style>
    <style:style style:name="P12" style:family="paragraph">
      <loext:graphic-properties draw:fill-color="#fffff0"/>
      <style:paragraph-properties fo:text-align="start" style:writing-mode="lr-tb"/>
      <style:text-properties style:font-name="Liberation Mono1"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ff" style:font-name="Liberation Mono1"/>
    </style:style>
    <style:style style:name="T2" style:family="text">
      <style:text-properties style:font-name="Liberation Mono1"/>
    </style:style>
    <style:style style:name="T3" style:family="text">
      <style:text-properties fo:color="#ffff00" style:font-name="Liberation Mono1"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color="#006400"/>
    </style:style>
    <style:style style:name="T7" style:family="text">
      <style:text-properties fo:font-variant="normal" fo:text-transform="none" fo:color="#0000ff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400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400" style:font-name="Liberation Mono1"/>
    </style:style>
    <style:style style:name="T11" style:family="text">
      <style:text-properties style:font-name="Liberation Sans2"/>
    </style:style>
    <style:style style:name="T12" style:family="text">
      <style:text-properties style:font-name="Liberation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Important Utilities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Tools that can augment your productivit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Utilitie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find</text:span> – locating files and processing them</text:p>
              </text:list-item>
              <text:list-item>
                <text:p><text:span text:style-name="T1">tar</text:span>, <text:span text:style-name="T1">gzip</text:span> etc – packaging collections of files</text:p>
              </text:list-item>
              <text:list-item>
                <text:p text:style-name="P4"><text:span text:style-name="T1">make</text:span> – conditional a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5" draw:text-style-name="P6" draw:layer="layout" svg:width="25.199cm" svg:height="2.629cm" svg:x="1.4cm" svg:y="0.628cm" presentation:class="title">
          <draw:text-box>
            <text:p text:style-name="P1"><text:span text:style-name="T2">find</text:span></text:p>
          </draw:text-box>
        </draw:frame>
        <draw:custom-shape draw:style-name="gr2" draw:text-style-name="P7" draw:layer="layout" svg:width="17.6cm" svg:height="1.943cm" svg:x="1.8cm" svg:y="3.257cm">
          <text:p text:style-name="P7"><text:span text:style-name="T3">find </text:span><text:span text:style-name="T3">[pathnames] </text:span><text:span text:style-name="T3">[conditions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5.683cm" svg:height="9.532cm" svg:x="1.716cm" svg:y="5.8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2">-name</text:span></text:p>
              </table:table-cell>
              <table:table-cell table:style-name="ce2">
                <text:p><text:span text:style-name="T4">pattern</text:span> to match filenames</text:p>
              </table:table-cell>
            </table:table-row>
            <table:table-row table:style-name="ro2">
              <table:table-cell table:style-name="ce1">
                <text:p text:style-name="P9"><text:span text:style-name="T2">-type</text:span></text:p>
              </table:table-cell>
              <table:table-cell table:style-name="ce2">
                <text:p>File type code eg., <text:span text:style-name="T5">c</text:span> for character file, <text:span text:style-name="T5">d</text:span> for directory, <text:span text:style-name="T5">l</text:span> for symbolic link etc.,</text:p>
              </table:table-cell>
            </table:table-row>
            <table:table-row table:style-name="ro1">
              <table:table-cell table:style-name="ce1">
                <text:p text:style-name="P9"><text:span text:style-name="T2">-atime</text:span></text:p>
              </table:table-cell>
              <table:table-cell table:style-name="ce2">
                <text:p>Files accessed <text:span text:style-name="T5">+n</text:span> (more than n), <text:span text:style-name="T5">-n</text:span> (less than n) days ago</text:p>
              </table:table-cell>
            </table:table-row>
            <table:table-row table:style-name="ro1">
              <table:table-cell table:style-name="ce1">
                <text:p text:style-name="P9"><text:span text:style-name="T2">-ctime</text:span></text:p>
              </table:table-cell>
              <table:table-cell table:style-name="ce2">
                <text:p>File changed <text:span text:style-name="T5">+n</text:span> (more than n), <text:span text:style-name="T5">-n</text:span> (less than n) days ago</text:p>
              </table:table-cell>
            </table:table-row>
            <table:table-row table:style-name="ro2">
              <table:table-cell table:style-name="ce1">
                <text:p text:style-name="P9"><text:span text:style-name="T2">-regex</text:span></text:p>
              </table:table-cell>
              <table:table-cell table:style-name="ce2">
                <text:p>Regular expression for <text:span text:style-name="T4">pattern</text:span> of filenames<text:line-break/>Combine with <text:span text:style-name="T2">-regextype</text:span> posix-basic, posix-egrep etc.,</text:p>
              </table:table-cell>
            </table:table-row>
            <table:table-row table:style-name="ro1">
              <table:table-cell table:style-name="ce1">
                <text:p text:style-name="P9"><text:span text:style-name="T2">-exec</text:span></text:p>
              </table:table-cell>
              <table:table-cell table:style-name="ce2">
                <text:p>Command to run using <text:span text:style-name="T5">{ }</text:span> as place holder for filename</text:p>
              </table:table-cell>
            </table:table-row>
            <table:table-row table:style-name="ro3">
              <table:table-cell table:style-name="ce1">
                <text:p text:style-name="P9"><text:span text:style-name="T2">-print</text:span></text:p>
              </table:table-cell>
              <table:table-cell table:style-name="ce2">
                <text:p>Print the full path name of matching fil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 text:style-name="P1">file packaging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Deep file hierarchies </text:p>
              </text:list-item>
              <text:list-item>
                <text:p>Large number of tiny files</text:p>
              </text:list-item>
              <text:list-item>
                <text:p><text:span text:style-name="T1">tar</text:span> : collect a file hierarchy into a single file</text:p>
              </text:list-item>
              <text:list-item>
                <text:p><text:span text:style-name="T1">gzip</text:span> : compress a file</text:p>
              </text:list-item>
              <text:list-item>
                <text:p><text:span text:style-name="T6">Applications</text:span>: backup, file sharing, reduce disc utiliz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Possibilite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ar</text:span><text:span text:style-name="T2">, </text:span><text:span text:style-name="T1">zip</text:span></text:p>
              </text:list-item>
              <text:list-item>
                <text:p text:style-name="P4"><text:span text:style-name="T7">compress </text:span><text:span text:style-name="T8">(ncompress)</text:span><text:span text:style-name="T9">, </text:span><text:span text:style-name="T7">gzip </text:span><text:span text:style-name="T8">(ncompress)</text:span><text:span text:style-name="T9">, </text:span><text:span text:style-name="T7">bzip2 </text:span><text:span text:style-name="T8">(bzip2)</text:span><text:span text:style-name="T9">, </text:span><text:span text:style-name="T7">xz </text:span><text:span text:style-name="T8">(xz-utils)</text:span><text:span text:style-name="T9">, </text:span><text:span text:style-name="T7">7z </text:span><text:span text:style-name="T10">(p7zip-full)</text:span></text:p>
              </text:list-item>
              <text:list-item>
                <text:p><text:span text:style-name="T11">Tarballs like</text:span><text:span text:style-name="T2"> bundle.tgz</text:span><text:span text:style-name="T11"> for package + compress</text:span></text:p>
              </text:list-item>
              <text:list-item>
                <text:p><text:span text:style-name="T11">Time &amp; memory required to shrink / expand versus size ratio</text:span></text:p>
              </text:list-item>
              <text:list-item>
                <text:p><text:span text:style-name="T11">Portability</text:span></text:p>
              </text:list-item>
              <text:list-item>
                <text:p><text:span text:style-name="T11">Unique names using timestamp, process ID etc., for backup tarbal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text-style-name="P10" draw:layer="layout" svg:width="25.199cm" svg:height="2.629cm" svg:x="1.4cm" svg:y="0.628cm" presentation:class="title">
          <draw:text-box>
            <text:p text:style-name="P1"><text:span text:style-name="T2">make</text:span></text:p>
          </draw:text-box>
        </draw:frame>
        <draw:custom-shape draw:style-name="gr2" draw:text-style-name="P7" draw:layer="layout" svg:width="17.6cm" svg:height="1.943cm" svg:x="1.801cm" svg:y="3.257cm">
          <text:p text:style-name="P7"><text:span text:style-name="T3">make -f </text:span><text:span text:style-name="T3">make.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17.6cm" svg:height="8.4cm" svg:x="1.8cm" svg:y="6.4cm">
          <text:p text:style-name="P11"><text:span text:style-name="T12"># comments</text:span></text:p>
          <text:p text:style-name="P11"><text:span text:style-name="T12"/></text:p>
          <text:p text:style-name="P11"><text:span text:style-name="T12">TMP_FILES = *.o </text:span><text:span text:style-name="T12">*.aux</text:span></text:p>
          <text:p text:style-name="P11"><text:span text:style-name="T12"/></text:p>
          <text:p text:style-name="P11"><text:span text:style-name="T12">.PHONY : clean</text:span></text:p>
          <text:p text:style-name="P11"><text:span text:style-name="T12"/></text:p>
          <text:p text:style-name="P11"><text:span text:style-name="T12">target : </text:span><text:span text:style-name="T12">prerequisites</text:span></text:p>
          <text:p text:style-name="P11"><text:span text:style-name="T12"><text:tab/></text:span><text:span text:style-name="T12">recipe $</text:span><text:span text:style-name="T12">(OPTION_NAME)</text:span></text:p>
          <text:p text:style-name="P11"><text:span text:style-name="T12"/></text:p>
          <text:p text:style-name="P11"><text:span text:style-name="T12">clean:</text:span></text:p>
          <text:p text:style-name="P11"><text:span text:style-name="T12"><text:tab/></text:span><text:span text:style-name="T12">rm -f $</text:span><text:span text:style-name="T12">(TMP_FIL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4:50:01.355269533</meta:creation-date>
    <dc:date>2022-03-06T16:08:44.401071801</dc:date>
    <meta:editing-duration>PT43M32S</meta:editing-duration>
    <meta:editing-cycles>7</meta:editing-cycles>
    <meta:generator>LibreOffice/6.4.7.2$Linux_X86_64 LibreOffice_project/40$Build-2</meta:generator>
    <meta:document-statistic meta:object-count="47"/>
  </office:meta>
</office:document-meta>
</file>